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Disciplinary_Actions_Noncampu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isciplinary_Actions_Noncampus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787">
            <text:p>7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694">
            <text:p>46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1">
            <text:p>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9">
            <text:p>1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186">
            <text:p>51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VIMS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C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20">
            <text:p>4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19">
            <text:p>15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93">
            <text:p>9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1144">
            <text:p>1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arolinas Campus</text:p>
          </table:table-cell>
          <table:table-cell table:style-name="ce21" office:value-type="float" office:value="1144">
            <text:p>1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5">
            <text:p>9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0">
            <text:p>15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961">
            <text:p>329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7520">
            <text:p>75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0">
            <text:p>10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65">
            <text:p>4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794">
            <text:p>7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2846">
            <text:p>128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927">
            <text:p>19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48">
            <text:p>10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372">
            <text:p>743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4">
            <text:p>48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Longwood University at Martinsville</text:p>
          </table:table-cell>
          <table:table-cell table:style-name="ce21" office:value-type="float" office:value="4834">
            <text:p>48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ngwood  University at South Boston</text:p>
          </table:table-cell>
          <table:table-cell table:style-name="ce21" office:value-type="float" office:value="4834">
            <text:p>48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702">
            <text:p>37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89">
            <text:p>30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83">
            <text:p>50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Innovation Park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Reston Center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Arlington Center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LI/ Fairfax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Pitney Bowes Building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Fort Belvoir- Barden Education Center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Fort Myer/ Henderson Hall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Quantico Marine Base Education Center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670">
            <text:p>246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79">
            <text:p>3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93">
            <text:p>56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73">
            <text:p>95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711">
            <text:p>37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76">
            <text:p>41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6042">
            <text:p>60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66">
            <text:p>27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9">
            <text:p>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8496">
            <text:p>458496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557">
            <text:p>15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942">
            <text:p>109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30134">
            <text:p>301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30134">
            <text:p>301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93">
            <text:p>50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tafford Campus</text:p>
          </table:table-cell>
          <table:table-cell table:style-name="ce21" office:value-type="float" office:value="5093">
            <text:p>50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61">
            <text:p>43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445">
            <text:p>314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1445">
            <text:p>314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496">
            <text:p>4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664">
            <text:p>16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08">
            <text:p>62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40">
            <text:p>84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2">
            <text:p>23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717">
            <text:p>37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isciplinary_Actions_Noncampus" style:display-name="PageStyle_Disciplinary_Actions_Noncampu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